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xecutor.leaveSitemap( ExecutionContext context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Executor.invokeMatcher( ExecutionContext context , Map objectModel , Matcher matcher , String pattern , Parameters resolved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ecutor.addReader( ExecutionContext context , Map objectModel , PipelineComponentDescription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ecutor.addGenerator( ExecutionContext context , Map objectModel , PipelineComponentDescription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ecutor.addSerializer( ExecutionContext context , Map objectModel , PipelineComponentDescription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ecutor.redirectTo( ExecutionContext context , Map objectModel , String uri , boolean createSession , boolean global , boolean perma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ecutor.invokeAction( final ExecutionContext context , final Map objectModel , final Action action , final Redirector redirector , final SourceResolver resolver , final String resolvedSource , final Parameters resolved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xecutor.addTransformer( ExecutionContext context , Map objectModel , PipelineComponentDescription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ecutor.invokeSelector( ExecutionContext context , Map objectModel , Selector selector , String expression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ecutor.enteringPipeline( ExecutionContext context , Map objectModel , PipelineComponentDescription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ecutor.enterSitemap( ExecutionContext context , Map objectModel ,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Executor.popVariables( ExecutionContext context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Executor.invokeSwitchSelector( ExecutionContext context , Map objectModel , SwitchSelector selector , String expression , Parameters parameters , Object selecto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ecutor.pushVariables( ExecutionContext context , Map objectModel , String key , Map 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ecutor.invokePreparableMatcher( ExecutionContext context , Map objectModel , PreparableMatcher matcher , String pattern , Object preparedPattern , Parameters resolved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